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1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1"/>
    </style:style>
    <style:style style:name="ce2" style:family="table-cell" style:parent-style-name="Default">
      <style:text-properties style:font-name="DejaVu Sans Mono1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1"/>
    </style:style>
    <style:style style:name="ce4" style:family="table-cell" style:parent-style-name="Default">
      <style:text-properties style:font-name="DejaVu Sans Mono1" style:font-name-asian="Droid Sans Fallback" style:font-name-complex="FreeSans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1"/>
    </style:style>
    <style:style style:name="T1" style:family="text">
      <style:text-properties style:font-name="DejaVu Sans Mono" style:font-name-asian="DejaVu Sans Mono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997" table:default-cell-style-name="ce2"/>
        <table:table-row table:style-name="ro1">
          <table:table-cell/>
          <table:table-cell office:value-type="string" calcext:value-type="string">
            <text:p>0x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Add RegB, RegC, and carry₀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Add RegB, Imm, and carry₀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Add RegA with Imm and carry₀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Add RegA with RegB and carry₀<text:span text:style-name="T1"> </text:span>store in RegA, Add RegC with RegD and carry<text:span text:style-name="T1">₁ </text:span>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Add RegA with Imm₀ and carry₀ store in RegA, Add RegB with Imm<text:span text:style-name="T1">₁ and carry₁</text:span> store in Reg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Add RegB with Imm and carry₀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Add RegB with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Add RegB with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Add RegA with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Add RegA with RegB store in RegA, Add RegC with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Add RegA with Imm₀ store in RegA, Add RegB with Imm<text:span text:style-name="T1">₁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Add RegB with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B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Subtract RegB from RegC (using b₀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ubtract Imm from RegB (using b₀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Subtract Imm from RegA (using b₀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table:style-name="ce4" office:value-type="string" calcext:value-type="string">
            <text:p>Subtract RegB from RegA (using b₀) store in RegA, Subtract RegD from RegC (using b<text:span text:style-name="T1">₁) store in RegC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Subtract Imm₀ from RegA (using b₀) store in RegA, Subtract Imm<text:span text:style-name="T1">₁ from RegB (using b₁)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ubtract Imm from RegB (using b₀)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Subtract RegC from RegB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ubtract Imm from RegB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Subtract Imm from RegA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Subtract RegB from RegA store in RegA, Subtract RegD from RegC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Subtract Imm₀ from RegA store in RegA, Subtract Imm<text:span text:style-name="T1">₁ from RegB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ubtract Imm from RegB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Multiply RegB with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Multiply RegB with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Multiply RegA with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Multiply RegA with RegB store in RegA, Multiply RegC with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Multiply RegA with Imm₀<text:span text:style-name="T1"> store in RegA, Multiply RegB with Imm₁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Multiply RegB with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Divide RegB by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Divide RegB by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Divide RegA by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Divide RegA by RegB store in RegA, Divide RegC by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Divide RegA by Imm₀ store in RegA, Divide RegB by Imm<text:span text:style-name="T1">₁</text:span> store in Reg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Divide RegB by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gB logical OR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egA logical 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RegA logical OR RegB store in RegA, RegC logical OR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RegA logical OR Imm₀ store in RegA, RegB logical OR Imm<text:span text:style-name="T1">₁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OR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gB logical AND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AND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egA logical AND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RegA logical AND RegB store in RegA, RegC logical AND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RegA logical AND Imm₀ store in RegA, RegB logical AND Imm<text:span text:style-name="T1">₁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AND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gB logical XOR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X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egA logical X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RegA logical XOR RegB store in RegA, RegC logical XOR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RegA logical XNOR RegB store in RegA, RegC logical XNOR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table:style-name="ce4" office:value-type="string" calcext:value-type="string">
            <text:p>RegA logical XNOR Imm₀ store in RegA, RegB logical XNOR Imm<text:span text:style-name="T1">₁ store in RegB</text:span>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gB logical NOR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N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egA logical N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RegA logical NOR RegB store in RegA, RegC logical NOR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RegA logical NOR Imm₀ store in RegA, RegB logical NOR Imm<text:span text:style-name="T1">₁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NOR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A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gB logical NAND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NAND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egA logical NAND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RegA logical NAND RegB store in RegA, RegC logical NAND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RegA logical NAND Imm₀ store in RegA, RegB logical NAND Imm<text:span text:style-name="T1">₁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NAND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B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XNO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gB logical XNOR RegC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XN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egA logical XNOR Imm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RegA logical XNOR RegB store in RegA, RegC logical XNOR RegD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RegA logical XNOR Imm₀ store in RegA, RegB logical XNOR Imm₁ store in Reg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RegB logical XNOR Imm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C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L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Shift RegB left RegC bits (with carry₀ in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left Imm bits (with carry₀ in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Shift RegA left Imm bits (with carry₀ in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Shift RegA left RegB bits (with carry₀ in) store in RegA, Shift RegC left RegD bits (with carry<text:span text:style-name="T1">₁</text:span> in)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Shift RegA left Imm₀ bits (with carry₀ in) store in RegA, Shift RegB left Imm<text:span text:style-name="T1">₁ bits (with carry₁ in)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left Imm bits (with carry₀ in)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D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HR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Shift RegB right RegC bits (with borrow₀ in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right Imm bits (with borrow₀ in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Shift RegA right Imm bits (with borrow₀ in)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Shift RegA right RegB bits (with borrow₀ in) store in RegA, Shift RegC right RegD bits (with borrow<text:span text:style-name="T1">₁</text:span> in)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Shift RegA right Imm₀ bits (with borrow₀ in) store in RegA, Shift RegB right Imm<text:span text:style-name="T1">₁ bits (with borrow₁ in)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right Imm bits (with borrow₀ in)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E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Shift RegB left RegC bits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left Imm bits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Shift RegA left Imm bits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Shift RegA left RegB bits store in RegA, Shift RegC left RegD bits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Shift RegA left Imm₀ bits store in RegA, Shift RegB left Imm<text:span text:style-name="T1">₁ bits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left Imm bits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0F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Shift RegB right RegC bits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right Imm bits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Shift RegA right Imm bits store in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Shift RegA right RegB bits store in RegA, Shift RegC right RegD bits store in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table:style-name="ce4" office:value-type="string" calcext:value-type="string">
            <text:p>Shift RegA right Imm₀ bits store in RegA, Shift RegB right Imm<text:span text:style-name="T1">₁ bits store in RegB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Shift RegB right Imm bits store in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Copy memory location (RegB RegC) to RegA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Copy memory location (RegB + Imm) to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Copy memory location (Imm) to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Copy memory location (RegA + Imm) to Reg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Copy memory location (RegB) to RegA, Copy memory location (RegD) to Reg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Copy memory location (Imm₀) to RegA, Copy memory location (Imm<text:span text:style-name="T1">₁</text:span>) to Reg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Copy memory location (RegB + Imm) to RegA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Copy Program Counter to RegA, Copy RegB+RegC to Program Counte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Copy Program Counter to RegA, Copy RegB+Imm to Program Counte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Copy Program Counter to RegA, Copy Imm to Program Counte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Copy Program Counter to RegA, Copy RegB+Imm to Program Counter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B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If (RegB &lt; RegC): {Copy RegA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If (RegB &lt; Imm): {Copy RegA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If (RegA &lt; Imm<text:span text:style-name="T1">₁</text:span>): {Copy Imm₀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If (RegC &lt; RegD): {Copy RegA + RegB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If (RegB &lt; Imm₁): {Copy RegA + Imm₀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If (RegA &lt; RegB): {Copy Imm to Program Counter}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BEQ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If (RegB == RegC): {Copy RegA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If (RegB == Imm): {Copy RegA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If (RegA == Imm<text:span text:style-name="T1">₁</text:span>): {Copy Imm<text:span text:style-name="T1">₀</text:span>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If (RegC == RegD): {Copy RegA + RegB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If (RegB == Imm₁): {Copy RegA + Imm₀ to Program Counter}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f (RegA == RegB): {Copy Imm to Program Counter}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BG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If (RegB &gt; RegC): {Copy RegA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If (RegB &gt; Imm): {Copy RegA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If (RegA &gt; Imm<text:span text:style-name="T1">₁</text:span>): {Copy Imm<text:span text:style-name="T1">₀</text:span>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If (RegC &gt; RegD): {Copy RegA + RegB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R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If (RegB &gt; Imm₁): {Copy RegA + Imm₀ to Program Counter}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If (RegA &gt; RegB): {Copy Imm to Program Counter}</text:p>
          </table:table-cell>
          <table:table-cell table:number-columns-repeated="997"/>
        </table:table-row>
        <table:table-row table:style-name="ro1"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0x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997"/>
        </table:table-row>
        <table:table-row table:style-name="ro1" table:number-rows-repeated="1048342">
          <table:table-cell table:number-columns-repeated="999"/>
        </table:table-row>
        <table:table-row table:style-name="ro1"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5:45:50.376579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21:22:58.536512031</meta:creation-date>
    <dc:date>2017-04-27T19:38:05.127578102</dc:date>
    <meta:editing-duration>PT8H50M35S</meta:editing-duration>
    <meta:editing-cycles>52</meta:editing-cycles>
    <meta:generator>LibreOffice/4.3.3.2$Linux_x86 LibreOffice_project/430m0$Build-2</meta:generator>
    <meta:document-statistic meta:table-count="1" meta:cell-count="359" meta:object-count="0"/>
  </office:meta>
</office:document-meta>
</file>